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ALLIN PERU S.A.C.</text:p>
      <text:p text:style-name="P12">CANT. TOTAL DE CAJAS: 3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NTREGA LA VICTORI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GUIRRE ACHIRIACO JORG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6:24:5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